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6.699cm" fo:margin-left="0.116cm" fo:margin-right="0.185cm" table:align="margins" style:writing-mode="lr-tb"/>
    </style:style>
    <style:style style:name="Tabla9.A" style:family="table-column">
      <style:table-column-properties style:column-width="16.699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9cm" fo:margin-left="0.116cm" fo:margin-right="0.185cm" table:align="margins" style:writing-mode="lr-tb"/>
    </style:style>
    <style:style style:name="Tabla12.A" style:family="table-column">
      <style:table-column-properties style:column-width="16.699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16" style:family="table">
      <style:table-properties style:width="16.699cm" fo:margin-left="0.116cm" fo:margin-right="0.185cm" table:align="margins" style:writing-mode="lr-tb"/>
    </style:style>
    <style:style style:name="Tabla16.A" style:family="table-column">
      <style:table-column-properties style:column-width="16.699cm" style:rel-column-width="65535*"/>
    </style:style>
    <style:style style:name="Tabla16.1" style:family="table-row">
      <style:table-row-properties fo:keep-together="auto"/>
    </style:style>
    <style:style style:name="Tabla16.A1" style:family="table-cell">
      <style:table-cell-properties style:vertical-align="top" fo:padding-left="0.191cm" fo:padding-right="0.191cm" fo:padding-top="0.3cm" fo:padding-bottom="0.4cm" fo:border="0.5pt solid #0000ff" style:writing-mode="lr-tb"/>
    </style:style>
    <style:style style:name="P1" style:family="paragraph" style:parent-style-name="Text_20_body">
      <style:paragraph-properties fo:margin-left="0cm" fo:margin-right="0cm" fo:text-align="start" style:justify-single-word="false" fo:text-indent="0cm" style:auto-text-indent="false">
        <style:tab-stops/>
      </style:paragraph-properties>
    </style:style>
    <style:style style:name="P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 style:family="paragraph" style:parent-style-name="Standard">
      <style:paragraph-properties fo:text-align="justify" style:justify-single-word="false"/>
      <style:text-properties style:font-name="Arial" fo:font-weight="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Ari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paragraph-properties fo:margin-top="0cm" fo:margin-bottom="0cm" fo:text-align="justify" style:justify-single-word="false"/>
    </style:style>
    <style:style style:name="P9" style:family="paragraph" style:parent-style-name="Text_20_body">
      <style:paragraph-properties fo:margin-left="1.251cm" fo:margin-right="0cm" fo:margin-top="0cm" fo:margin-bottom="0cm" fo:text-align="justify" style:justify-single-word="false" fo:text-indent="0cm" style:auto-text-indent="false"/>
    </style:style>
    <style:style style:name="P10" style:family="paragraph" style:parent-style-name="Text_20_body">
      <style:paragraph-properties fo:margin-left="1.251cm" fo:margin-right="0cm" fo:margin-top="0cm" fo:margin-bottom="0cm" fo:text-align="justify" style:justify-single-word="false" fo:text-indent="0cm" style:auto-text-indent="false" fo:padding="0.049cm" fo:border="0.06pt solid #000000" style:shadow="#808080 0.18cm 0.18cm"/>
    </style:style>
    <style:style style:name="P11"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2" style:family="paragraph" style:parent-style-name="Text_20_body" style:list-style-name="L2">
      <style:paragraph-properties fo:text-align="start" style:justify-single-word="false"/>
      <style:text-properties style:font-name="Arial"/>
    </style:style>
    <style:style style:name="P13" style:family="paragraph" style:parent-style-name="Text_20_body" style:list-style-name="L3">
      <style:paragraph-properties fo:text-align="justify" style:justify-single-word="false"/>
      <style:text-properties style:font-name="Arial"/>
    </style:style>
    <style:style style:name="P14" style:family="paragraph" style:parent-style-name="Text_20_body" style:list-style-name="L1">
      <style:paragraph-properties fo:margin-top="0cm" fo:margin-bottom="0cm" fo:text-align="justify" style:justify-single-word="false"/>
      <style:text-properties style:font-name="Arial"/>
    </style:style>
    <style:style style:name="P15" style:family="paragraph" style:parent-style-name="Text_20_body" style:list-style-name="L3">
      <style:paragraph-properties fo:margin-top="0cm" fo:margin-bottom="0cm" fo:text-align="justify" style:justify-single-word="false"/>
      <style:text-properties style:font-name="Arial"/>
    </style:style>
    <style:style style:name="P16" style:family="paragraph" style:parent-style-name="Heading_20_4">
      <style:paragraph-properties fo:text-align="center" style:justify-single-word="false">
        <style:tab-stops/>
      </style:paragraph-properties>
    </style:style>
    <style:style style:name="T1" style:family="text">
      <style:text-properties fo:color="#800000" style:font-name="Arial" fo:font-size="14pt" fo:font-weight="bold" style:font-size-asian="14pt" style:font-weight-asian="bold" style:font-size-complex="14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size="14pt" style:font-size-asian="14pt" style:font-size-complex="14pt"/>
    </style:style>
    <style:style style:name="T6" style:family="text">
      <style:text-properties style:font-name="Arial" fo:font-weight="bold"/>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DE. IES Haría</text:p>
      <text:p text:style-name="P3">UT1. A9</text:p>
      <text:h text:style-name="P16" text:outline-level="4" text:is-list-header="true"><text:span text:style-name="Source_20_Text"><text:span text:style-name="T5">Introducción a la arquitectura TCP/IP</text:span></text:span></text:h>
      <text:p text:style-name="P1"><text:span text:style-name="Source_20_Text"><text:span text:style-name="T1"><text:s/></text:span></text:span></text:p>
      <text:p text:style-name="P4">RECURSOS</text:p>
      <text:p text:style-name="P4"/>
      <text:list xml:id="list490598420" text:style-name="L1">
        <text:list-item>
          <text:p text:style-name="P14">Los contenidos del capítulo (Unidad formativa)</text:p>
        </text:list-item>
        <text:list-item>
          <text:p text:style-name="P14">Curso de redes TCP/IP desde cero. Nº 17 de la revista PC Paso a Paso (hackxcrack).</text:p>
        </text:list-item>
        <text:list-item>
          <text:p text:style-name="P14">Curso de redes TCP/IP desde cero. Nº 18 de la revista PC Paso a Paso (hackxcrack).</text:p>
        </text:list-item>
      </text:list>
      <text:p text:style-name="P4"/>
      <text:p text:style-name="P4">CRITERIOS DE EVALUACIÓN</text:p>
      <text:p text:style-name="P4"/>
      <text:list xml:id="list926888372" text:style-name="L2">
        <text:list-item>
          <text:p text:style-name="P12">Seleccionar los contenidos valorando la capacidad de síntesis y claridad conceptual. </text:p>
        </text:list-item>
        <text:list-item>
          <text:p text:style-name="P12">Realizar una explicación en lenguaje de fácil comprensión razonando las respuestas. </text:p>
        </text:list-item>
        <text:list-item>
          <text:p text:style-name="P12">Presentar la información de forma, clara, organizada y atractiva. </text:p>
        </text:list-item>
        <text:list-item>
          <text:p text:style-name="P12">Exactitud de las respuestas. </text:p>
          <text:p text:style-name="P12"/>
        </text:list-item>
      </text:list>
      <text:p text:style-name="P4">PASOS</text:p>
      <text:p text:style-name="P6"/>
      <text:p text:style-name="P7">Antes de iniciar esta parte te recomiendo que te leas el artículo los protocolos en las redes de los ordenadores de Antonio Salavert y por su puesto los contenidos de la unidad. </text:p>
      <text:p text:style-name="P6">1.- Abre el <text:span text:style-name="T2">curso de redes TCP/IP desde cero 1ª parte de la revista PC paso a paso nº 17 (páginas 31 a 54).</text:span> Deberás responder a una serie de cuestiones a partir de una serie de lecturas que se te irá planteando: </text:p>
      <text:list xml:id="list550230459" text:style-name="L3">
        <text:list-item>
          <text:p text:style-name="P15">Lee el apartado 1 (introdución) muy rápidamente para que te hagas una idea de lo que se va a tratar a continuación.</text:p>
        </text:list-item>
        <text:list-item>
          <text:p text:style-name="P15">Pasa al apartado 2 (el concepto fundamental de protocolos por capas). Lee el ejemplo donde hablan los doctores PyC y Scherzo. Fíjate en la similitud que existe entre su diálogo y la arquitectura por capas. </text:p>
        </text:list-item>
        <text:list-item>
          <text:p text:style-name="P15"><text:span text:style-name="T3">Explica la comunicación entre los dos doctores utilizando la arquitectura por capas</text:span> (Capas o niveles y protocolos) ¿Qué capas o niveles están involucrados?¿Qué se necesita en cada capa para que pueda haber comunicación?¿Qué relación debe haber entre cada capa y la inmediatamente inferior?.</text:p>
        </text:list-item>
      </text:list>
      <table:table table:name="Tabla2" table:style-name="Tabla2">
        <table:table-column table:style-name="Tabla2.A"/>
        <table:table-row table:style-name="Tabla2.1">
          <table:table-cell table:style-name="Tabla2.A1" office:value-type="string">
            <text:p text:style-name="P2"/>
          </table:table-cell>
        </table:table-row>
      </table:table>
      <text:p text:style-name="P8"><text:span text:style-name="Source_20_Text"><text:span text:style-name="T4"/></text:span></text:p>
      <text:list xml:id="list1414887335" text:continue-numbering="true" text:style-name="L3">
        <text:list-item>
          <text:p text:style-name="P15">Pasa al apartado 3: Las capas de TCP/IP (3, 3.1, 3.2, 3.3 y 3.4). <text:span text:style-name="T3">No leas el artículo Comentario de Hack x Crack</text:span>). </text:p>
        </text:list-item>
        <text:list-item>
          <text:p text:style-name="P15"><text:span text:style-name="T9">Explica qué similitud existe entre el lenguaje de los doctores y la arquitectura TCP/IP</text:span>. </text:p>
        </text:list-item>
      </text:list>
      <table:table table:name="Tabla3" table:style-name="Tabla3">
        <table:table-column table:style-name="Tabla3.A"/>
        <text:soft-page-break/>
        <table:table-row table:style-name="Tabla3.1">
          <table:table-cell table:style-name="Tabla3.A1" office:value-type="string">
            <text:p text:style-name="P2"/>
          </table:table-cell>
        </table:table-row>
      </table:table>
      <text:p text:style-name="P8"><text:span text:style-name="Source_20_Text"><text:span text:style-name="T4"/></text:span></text:p>
      <text:list xml:id="list1454601104" text:continue-numbering="true" text:style-name="L3">
        <text:list-item>
          <text:p text:style-name="P15">¿Qué capas tienen en común ambas arquitecturas?</text:p>
        </text:list-item>
      </text:list>
      <table:table table:name="Tabla8" table:style-name="Tabla8">
        <table:table-column table:style-name="Tabla8.A"/>
        <table:table-row table:style-name="Tabla8.1">
          <table:table-cell table:style-name="Tabla8.A1" office:value-type="string">
            <text:p text:style-name="P2"/>
          </table:table-cell>
        </table:table-row>
      </table:table>
      <text:p text:style-name="P8"><text:span text:style-name="Source_20_Text"><text:span text:style-name="T4"/></text:span></text:p>
      <text:list xml:id="list1035294937" text:continue-numbering="true" text:style-name="L3">
        <text:list-item>
          <text:p text:style-name="P15">Numera una lista de algunos protocolos de la arquitectura TCP/IP.</text:p>
        </text:list-item>
      </text:list>
      <table:table table:name="Tabla9" table:style-name="Tabla9">
        <table:table-column table:style-name="Tabla9.A"/>
        <table:table-row table:style-name="Tabla9.1">
          <table:table-cell table:style-name="Tabla9.A1" office:value-type="string">
            <text:p text:style-name="P2"/>
          </table:table-cell>
        </table:table-row>
      </table:table>
      <text:p text:style-name="P8"><text:span text:style-name="Source_20_Text"><text:span text:style-name="T4"/></text:span></text:p>
      <text:list xml:id="list1384543532" text:continue-numbering="true" text:style-name="L3">
        <text:list-header>
          <text:p text:style-name="P15">Enumera las capas de la arquitectura TCP/IP, los protocolos asociados y para qué sirven cada una de ellas.</text:p>
        </text:list-header>
      </text:list>
      <table:table table:name="Tabla10" table:style-name="Tabla10">
        <table:table-column table:style-name="Tabla10.A"/>
        <table:table-row table:style-name="Tabla10.1">
          <table:table-cell table:style-name="Tabla10.A1" office:value-type="string">
            <text:p text:style-name="P2"/>
          </table:table-cell>
        </table:table-row>
      </table:table>
      <text:p text:style-name="P8"><text:span text:style-name="Source_20_Text"><text:span text:style-name="T4"/></text:span></text:p>
      <text:list xml:id="list232897787" text:continue-numbering="true" text:style-name="L3">
        <text:list-item>
          <text:p text:style-name="P15">¿Por qué es recomendable separar por capas las comunicaciones? ¿Donde se lleva a cabo la mayor parte de las funciones de comunicación?</text:p>
        </text:list-item>
      </text:list>
      <table:table table:name="Tabla11" table:style-name="Tabla11">
        <table:table-column table:style-name="Tabla11.A"/>
        <table:table-row table:style-name="Tabla11.1">
          <table:table-cell table:style-name="Tabla11.A1" office:value-type="string">
            <text:p text:style-name="P2"/>
          </table:table-cell>
        </table:table-row>
      </table:table>
      <text:p text:style-name="P8"><text:span text:style-name="Source_20_Text"><text:span text:style-name="T4"/></text:span></text:p>
      <text:list xml:id="list1090769995" text:continue-numbering="true" text:style-name="L3">
        <text:list-item>
          <text:p text:style-name="P15">Lee el apartado 4 (Ejemplo: enviando un archivo) donde se describe todo el proceso que se desarrolla cada vez que se comunica dos ordenadores utilizando la arquitectura TCP/IP. Tienes que <text:span text:style-name="T3">resumir brevemente </text:span><text:span text:style-name="T9">(2 o tres líneas)</text:span><text:span text:style-name="T3"> los pasos </text:span><text:span text:style-name="T9">(apartados 4.1, 4.2, 4.3, 4.4, 4.5, 4.12 y 4.13, 4.14, 4.14, 4.15, 4.16 y 4.17)</text:span><text:span text:style-name="T3"> que se desencadena cada vez que nos descargamos un archivo</text:span> desde un servidor ubicado en internet hasta nuestro ordenador. Puedes utilizar un esquema gráfico. El servidor de archivos es una máquina con la que podemos intercambiar archivos y carpetas. Utiliza el protocolo de la capa de aplicación FTP. <text:span text:style-name="T2">Nota: SÁLTATE LOS APARTADOS: 4.6, 4.7, 4.8, 4.9, 4,10 Y 4.11. Fíjate como se van encapsulando los paquetes en el origen y se desencapsulan en el destino.</text:span></text:p>
        </text:list-item>
      </text:list>
      <table:table table:name="Tabla12" table:style-name="Tabla12">
        <table:table-column table:style-name="Tabla12.A"/>
        <table:table-row table:style-name="Tabla12.1">
          <table:table-cell table:style-name="Tabla12.A1" office:value-type="string">
            <text:p text:style-name="P2"/>
          </table:table-cell>
        </table:table-row>
      </table:table>
      <text:p text:style-name="P6"/>
      <text:list xml:id="list1281803217" text:continue-numbering="true" text:style-name="L3">
        <text:list-item>
          <text:p text:style-name="P13">¿Describe las distintas direcciones que se utilizan en el viaje del paquete por la red?</text:p>
        </text:list-item>
      </text:list>
      <table:table table:name="Tabla1" table:style-name="Tabla1">
        <table:table-column table:style-name="Tabla1.A"/>
        <table:table-row table:style-name="Tabla1.1">
          <table:table-cell table:style-name="Tabla1.A1" office:value-type="string">
            <text:p text:style-name="P2"/>
          </table:table-cell>
        </table:table-row>
      </table:table>
      <text:p text:style-name="P9"><text:span text:style-name="Source_20_Text"><text:span text:style-name="T8"/></text:span></text:p>
      <text:p text:style-name="P10"><text:span text:style-name="Source_20_Text"><text:span text:style-name="T7">Nota:</text:span></text:span><text:span text:style-name="Source_20_Text"><text:span text:style-name="T8"> Después de este apartado deberías entender porqué la velocidad real de descarga de archivos es mayor que la que ofrece el canal de comunicaciones (Las cabeceras que se añaden en cada capa hacen que la información a trasmitir sea mayor y las confirmaciones de la capa TCP añaden complejidad a la descarga haciendo que emplee más tiempo).</text:span></text:span></text:p>
      <text:p text:style-name="P8"><text:span text:style-name="Source_20_Text"><text:span text:style-name="T6"/></text:span></text:p>
      <text:p text:style-name="P8"><text:span text:style-name="Source_20_Text"><text:span text:style-name="T4"/></text:span></text:p>
      <text:p text:style-name="P6"><text:line-break/><text:soft-page-break/>2.- <text:span text:style-name="T2">Abre el curso de redes TCP/IP desde cero 1ª parte de la revista PC paso a paso nº 18 (páginas 22 a 30).</text:span> Lee los apartados 2 y 2.1 y resume para qué sirve y como funciona el protocolo DNS. </text:p>
      <table:table table:name="Tabla16" table:style-name="Tabla16">
        <table:table-column table:style-name="Tabla16.A"/>
        <table:table-row table:style-name="Tabla16.1">
          <table:table-cell table:style-name="Tabla16.A1" office:value-type="string">
            <text:p text:style-name="P2"/>
          </table:table-cell>
        </table:table-row>
      </table:table>
      <text:p text:style-name="P5"><text:span text:style-name="Source_20_Text"><text:span text:style-name="T4"/></text:span></text:p>
      <text:p text:style-name="P1"><text:span text:style-name="Sourc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9-19T05:48:04</meta:creation-date>
    <dc:date>2012-10-04T09:35:26</dc:date>
    <meta:editing-duration>PT2H11M19S</meta:editing-duration>
    <meta:editing-cycles>24</meta:editing-cycles>
    <meta:generator>LibreOffice/3.5$Linux_x86 LibreOffice_project/350m1$Build-2</meta:generator>
    <dc:creator>ivan </dc:creator>
    <meta:document-statistic meta:table-count="9" meta:image-count="0" meta:object-count="0" meta:page-count="3" meta:paragraph-count="29" meta:word-count="617" meta:character-count="3535" meta:non-whitespace-character-count="2952"/>
  </office:meta>
</office:document-meta>
</file>